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libri" svg:font-family="Calibri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Calibri" fo:font-size="11pt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1pt" style:font-size-asian="9.60000038146973pt" style:font-size-complex="11pt"/>
    </style:style>
    <style:style style:name="P4" style:family="paragraph" style:parent-style-name="Standard">
      <style:text-properties style:font-name="Calibri" fo:font-size="11pt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Calibri" fo:font-size="11pt" style:font-size-asian="11pt" style:font-size-complex="11pt"/>
    </style:style>
    <style:style style:name="P6" style:family="paragraph" style:parent-style-name="Standard" style:list-style-name="L1">
      <style:text-properties style:font-name="Calibri" fo:font-size="11pt" style:font-size-asian="11pt" style:font-size-complex="11pt"/>
    </style:style>
    <style:style style:name="P7" style:family="paragraph" style:parent-style-name="Standard" style:list-style-name="L2">
      <style:text-properties style:font-name="Calibri" fo:font-size="11pt" style:font-size-asian="11pt" style:font-size-complex="11pt"/>
    </style:style>
    <style:style style:name="P8" style:family="paragraph" style:parent-style-name="Standard" style:list-style-name="L3">
      <style:text-properties style:font-name="Calibri" fo:font-size="11pt" style:font-size-asian="11pt" style:font-size-complex="11pt"/>
    </style:style>
    <style:style style:name="P9" style:family="paragraph" style:parent-style-name="Standard" style:list-style-name="L4">
      <style:text-properties style:font-name="Calibri" fo:font-size="11pt" style:font-size-asian="11pt" style:font-size-complex="11pt"/>
    </style:style>
    <style:style style:name="P10" style:family="paragraph" style:parent-style-name="Standard" style:list-style-name="L5">
      <style:text-properties style:font-name="Calibri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12" style:family="paragraph" style:parent-style-name="Standard">
      <style:text-properties style:font-name="Calibri" fo:font-size="8pt" style:font-size-asian="8pt" style:font-size-complex="8pt"/>
    </style:style>
    <style:style style:name="P13" style:family="paragraph" style:parent-style-name="Standard">
      <style:text-properties style:font-name="Calibri"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0pt" fo:font-weight="normal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margin-left="1in" fo:margin-right="0in" fo:text-indent="-0.5047in" style:auto-text-indent="false">
        <style:tab-stops>
          <style:tab-stop style:position="0.4953in"/>
        </style:tab-stops>
      </style:paragraph-properties>
      <style:text-properties style:font-name="Calibri" fo:font-size="11pt" style:font-size-asian="11pt" style:font-size-complex="11pt"/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0.4953in"/>
        </style:tab-stops>
      </style:paragraph-properties>
      <style:text-properties style:font-name="Calibri" fo:font-size="11pt" style:font-size-asian="11pt" style:font-size-complex="11pt"/>
    </style:style>
    <style:style style:name="P17" style:family="paragraph" style:parent-style-name="Standard">
      <style:paragraph-properties fo:margin-left="1.0409in" fo:margin-right="0in" fo:text-indent="-0.5256in" style:auto-text-indent="false">
        <style:tab-stops>
          <style:tab-stop style:position="0.4953in"/>
        </style:tab-stops>
      </style:paragraph-properties>
      <style:text-properties style:font-name="Calibri" fo:font-size="11pt" style:font-size-asian="11pt" style:font-size-complex="11pt"/>
    </style:style>
    <style:style style:name="P18" style:family="paragraph" style:parent-style-name="Standard">
      <style:paragraph-properties fo:margin-left="1.0409in" fo:margin-right="0in" fo:text-indent="-0.5362in" style:auto-text-indent="false">
        <style:tab-stops>
          <style:tab-stop style:position="0.4953in"/>
        </style:tab-stops>
      </style:paragraph-properties>
      <style:text-properties style:font-name="Calibri"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yler Kramer</text:p>
      <text:p text:style-name="P5">Eric Noble</text:p>
      <text:p text:style-name="P1"/>
      <text:p text:style-name="P1">Androitroller – Milestone 1 Project Document</text:p>
      <text:p text:style-name="P13">CPS 396M: Mobile Computing-Android</text:p>
      <text:p text:style-name="P4"/>
      <text:p text:style-name="P4">Time slot to Meet: MW(11:00a-12:00p), R(2:00p-3:00p)</text:p>
      <text:p text:style-name="P4"/>
      <text:p text:style-name="P4">Description: <text:s/>The aim of Androitroller is to allow users to control PC games with their android device <text:s/>and provide an easy to use interface for customized keymapping.</text:p>
      <text:p text:style-name="P4"/>
      <text:p text:style-name="P4">Proposed Features:</text:p>
      <text:list xml:id="list1131658199" text:style-name="L1">
        <text:list-item>
          <text:p text:style-name="P6">Server to receive input from device via buttons</text:p>
        </text:list-item>
        <text:list-item>
          <text:p text:style-name="P6">Application for customizing keymappings</text:p>
          <text:list>
            <text:list-item>
              <text:p text:style-name="P6">Ability to save multiple configurations</text:p>
            </text:list-item>
            <text:list-item>
              <text:p text:style-name="P6">Customizable background</text:p>
            </text:list-item>
            <text:list-item>
              <text:p text:style-name="P6">Customizable button locations</text:p>
            </text:list-item>
            <text:list-item>
              <text:p text:style-name="P6">Attractive, Simple, Effective user interface</text:p>
            </text:list-item>
          </text:list>
        </text:list-item>
      </text:list>
      <text:p text:style-name="P4"/>
      <text:p text:style-name="P4">Work Package #1 – Finished Prototype</text:p>
      <text:list xml:id="list1754868150" text:style-name="L2">
        <text:list-item>
          <text:p text:style-name="P7">Dependencies: None</text:p>
        </text:list-item>
        <text:list-item>
          <text:p text:style-name="P7">Resource Requirements: Small personal server</text:p>
        </text:list-item>
        <text:list-item>
          <text:p text:style-name="P7">Time: N/A (should be finished)</text:p>
        </text:list-item>
        <text:list-item>
          <text:p text:style-name="P7">Roles:</text:p>
        </text:list-item>
      </text:list>
      <text:p text:style-name="P4"><text:tab/><text:tab/>Tyler: Finish prototype.</text:p>
      <text:p text:style-name="P4"/>
      <text:p text:style-name="P4">Work Package #2 – Visual Upgrade (Graphics and Interface)</text:p>
      <text:list xml:id="list2083763867" text:style-name="L3">
        <text:list-item>
          <text:p text:style-name="P8">Dependencies: 1</text:p>
        </text:list-item>
        <text:list-item>
          <text:p text:style-name="P8">Resource Requirements: Graphical resources</text:p>
        </text:list-item>
        <text:list-item>
          <text:p text:style-name="P8">Time: 1 week</text:p>
          <text:list>
            <text:list-item>
              <text:list>
                <text:list-header>
                  <text:p text:style-name="P8">Tyler: Coordinate graphics creation, determine requirements.</text:p>
                </text:list-header>
              </text:list>
            </text:list-item>
          </text:list>
        </text:list-item>
      </text:list>
      <text:p text:style-name="P4"><text:tab/><text:tab/>Eric: Create and implement new, custom graphics.</text:p>
      <text:p text:style-name="P4"/>
      <text:p text:style-name="P4">Work Package #3 – Customization Upgrade (Button configuration)</text:p>
      <text:list xml:id="list1561288993" text:style-name="L4">
        <text:list-item>
          <text:p text:style-name="P9">Dependencies: 1</text:p>
        </text:list-item>
        <text:list-item>
          <text:p text:style-name="P9">Resource Requirements: None</text:p>
        </text:list-item>
        <text:list-item>
          <text:p text:style-name="P9">Time: 1 week</text:p>
          <text:list>
            <text:list-item>
              <text:list>
                <text:list-header>
                  <text:p text:style-name="P9">Tyler: Moveable buttons.</text:p>
                  <text:p text:style-name="P9">Eric: Customizable background, fine-tune interface.</text:p>
                </text:list-header>
              </text:list>
            </text:list-item>
          </text:list>
        </text:list-item>
      </text:list>
      <text:p text:style-name="P4"/>
      <text:p text:style-name="P4">Work Package #4 – Full Testing, Review Documentation, Generate Turn-ins</text:p>
      <text:list xml:id="list747195903" text:style-name="L5">
        <text:list-item>
          <text:p text:style-name="P10">Dependencies: 1, 2, 3</text:p>
        </text:list-item>
        <text:list-item>
          <text:p text:style-name="P10">Resource Requirements: Testing Libraries</text:p>
        </text:list-item>
        <text:list-item>
          <text:p text:style-name="P10">Time: 1 week</text:p>
        </text:list-item>
      </text:list>
      <text:p text:style-name="P4"><text:tab/><text:tab/>Tyler and Eric: Exhaustive Testing, Review Documentation*.</text:p>
      <text:p text:style-name="P4"><text:tab/><text:tab/>Tyler: <text:s/>Create Video.</text:p>
      <text:p text:style-name="P4"><text:tab/><text:tab/>Eric: <text:s/>Create Description Document.</text:p>
      <text:p text:style-name="P4"/>
      <text:p text:style-name="P4"/>
      <text:p text:style-name="P12">*note: documentation is planned to be done on a per class and per function basis AS IMPLEMENTED.</text:p>
      <text:p text:style-name="P12"/>
      <text:p text:style-name="P12"><text:soft-page-break/></text:p>
      <text:p text:style-name="P12"/>
      <text:p text:style-name="P12"/>
      <text:p text:style-name="P2">Tyler Kramer</text:p>
      <text:p text:style-name="P2">Eric Noble</text:p>
      <text:p text:style-name="P2"><text:span text:style-name="T1"/></text:p>
      <text:p text:style-name="P3"><text:span text:style-name="T1">Androitroller – Project Schedule</text:span></text:p>
      <text:p text:style-name="P14">CPS 396M: Mobile Computing-Android</text:p>
      <text:p text:style-name="P11"/>
      <text:p text:style-name="P11"/>
      <text:p text:style-name="P4">November 8:</text:p>
      <text:p text:style-name="P4"><text:tab/>Tyler: Finish Prototype</text:p>
      <text:p text:style-name="P4"/>
      <text:p text:style-name="P15">State of Application: Application should be in a working state with the most basic functionality of both the application and small server application intact. <text:s/>This includes ability to make use the application in a predefined button configuration.</text:p>
      <text:p text:style-name="P15"/>
      <text:p text:style-name="P16"><text:span text:style-name="T2">November 15 (Milestone 2)</text:span>:</text:p>
      <text:p text:style-name="P16"><text:tab/>Tyler and Eric: Generate progress review for milestone 2.</text:p>
      <text:p text:style-name="P16"><text:tab/>Tyler: Coordinate graphics creation, determine requirements.</text:p>
      <text:p text:style-name="P16"><text:tab/>Eric: Create and implement new, custom graphics.</text:p>
      <text:p text:style-name="P16"/>
      <text:p text:style-name="P17">State of Application: Custom graphics should be finished and incorporated into the final product. <text:s/>Interface should have undergone slight tweaking to enhance useability.</text:p>
      <text:p text:style-name="P17"/>
      <text:p text:style-name="P16"><text:span text:style-name="T2">November 22 (Milestone 3)</text:span>:</text:p>
      <text:p text:style-name="P16"><text:tab/>Tyler and Eric: Generate progress review for milestone 3.</text:p>
      <text:p text:style-name="P16"><text:tab/>Tyler: Moveable buttons.</text:p>
      <text:p text:style-name="P16"><text:tab/>Eric: Customizable background, fine-tune interface.</text:p>
      <text:p text:style-name="P16"/>
      <text:p text:style-name="P18">State of Application: Application should be at a state where it is presentable and functional. <text:s/>Most if not all of the proposed features should be implemented at this point.</text:p>
      <text:p text:style-name="P18"/>
      <text:p text:style-name="P16">December 6:</text:p>
      <text:p text:style-name="P16"><text:tab/>Tyler and Eric: Exhaustive Testing, Review Documentation.</text:p>
      <text:p text:style-name="P4"><text:tab/>Tyler: <text:s/>Create Video.</text:p>
      <text:p text:style-name="P16"><text:tab/>Eric: <text:s/>Create Description Document.</text:p>
      <text:p text:style-name="P16"/>
      <text:p text:style-name="P18">State of Application: Application should be finished along with accompanying video demonstration and description document. <text:s/>Application and additional items should be packaged and submitted.</text:p>
      <text:p text:style-name="P18"/>
      <text:p text:style-name="P16">Final Timeslot:</text:p>
      <text:p text:style-name="P16"><text:tab/>Tyler and Eric: Create and rehearse reflection presentation.</text:p>
      <text:p text:style-name="P16"/>
      <text:p text:style-name="P18">State of Application: Same as previous along with reflection presen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alibri" svg:font-family="Calibri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14:41:51</meta:creation-date>
    <dc:date>2013-11-07T15:36:08</dc:date>
    <meta:editing-duration>PT38M14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2" meta:paragraph-count="64" meta:word-count="440" meta:character-count="3060" meta:non-whitespace-character-count="2675"/>
  </office:meta>
</office:document-meta>
</file>